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er">
      <style:paragraph-properties fo:text-align="end" style:justify-single-word="false"/>
      <style:text-properties officeooo:rsid="000a4626" officeooo:paragraph-rsid="000a4626"/>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ab-stops>
          <style:tab-stop style:position="5.9cm"/>
        </style:tab-stops>
      </style:paragraph-properties>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none"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60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Etapa de documentación </text:h>
      <text:p text:style-name="P5">Una documentación de proceso resume los pasos necesarios para completar una tarea o proceso. Es una documentación interna y continua del proceso mientras se lleva a cabo; en la documentación es más importante el "cómo" de la implementación que el "cuánto" del impacto del proceso. Las empresas tienen procesos repetibles que son clave para que sus operaciones sean exitosas, por lo que la documentación de procesos sirve como una guía fundamental de referencia para los empleados y directores. La documentación de procesos es un mapa de ruta para tu organización. Te ayuda a identificar el estado actual de un proceso con el fin de saber cómo mejorarlo. Cualquier tarea que se lleve a cabo más de una vez o que la realicen numerosas personas debe ser documentada. Hacer esto brinda uniformidad a la organización y te permite monitorear y supervisar los procesos sobre la marcha.</text:p>
      <text:p text:style-name="P5">La documentación de procesos también te permite saber qué está haciendo la gente y obtener información valiosa sobre los trabajos internos de la empresa. Si no documentas un proceso, en esencia, alguien más lo va a rediseñar cada vez que se repita. Cuando contratas empleados nuevos, necesitas un proceso documentado para ayudarlos a entender su rol y cómo se adecúa dentro de toda la organización. Los procesos documentados facilitan la capacitación formal que permite una incorporación sin problemas.</text:p>
      <text:p text:style-name="P5">La documentación de procesos se vuelve fundamental, en especial, cuando se trata de proyectos que apuntan hacia un cambio social, ya que se centra en el registro de las percepciones y los cambios en las percepciones de los interesados involucrados.</text:p>
      <text:p text:style-name="P5">La documentación de procesos consiste en llevar un registro de un proceso durante la ejecución de un proyecto. El objetivo es aprender de la implementación para adaptar la estrategia y mejorar el procedimiento.</text:p>
      <text:p text:style-name="Text_20_body">La gestión de procesos de forma proactiva puede:</text:p>
      <text:p text:style-name="Text_20_body"><text:s text:c="4"/>Eliminar errores</text:p>
      <text:p text:style-name="Text_20_body"><text:s text:c="4"/>Reducir el tiempo empleado en tareas</text:p>
      <text:p text:style-name="Text_20_body"><text:s text:c="4"/>Disminuir los costos</text:p>
      <text:p text:style-name="Text_20_body"><text:s text:c="4"/>Reducir los recursos asociados a las tareas</text:p>
      <text:p text:style-name="Text_20_body"><text:s text:c="4"/>Mejorar la eficiencia</text:p>
      <text:p text:style-name="Text_20_body"><text:s text:c="4"/>Mejorar la calidad general</text:p>
      <text:p text:style-name="Text_20_body"><text:s text:c="4"/>Aumentar la satisfacción del cliente y del empleado</text:p>
      <text:p text:style-name="P5"><text:soft-page-break/>La documentación de procesos ayuda a que otros noten los cambios en el comportamiento y las actitudes necesarias para producir los resultados deseados. También brinda contexto a los procesos, así otros pueden ver cómo el proyecto encaja en el panorama general y cuál es su impacto general.</text:p>
      <text:p text:style-name="P6">No solo necesitas documentar tus procesos, sino que debes hacerlo de forma adecuada. Un procedimiento mal redactado puede traer problemas. Entre las causas más comunes de los procedimientos mal redactados se incluyen:</text:p>
      <text:p text:style-name="P6"><text:s text:c="4"/>No explicar el motivo o propósito de la tarea.</text:p>
      <text:p text:style-name="P6"><text:s text:c="4"/>Omitir información.</text:p>
      <text:p text:style-name="P6"><text:s text:c="4"/>Incluir información innecesaria y que distrae.</text:p>
      <text:p text:style-name="Subtitle"><text:s/>Pasos para hacer una documentación </text:p>
      <text:p text:style-name="Text_20_body">1. Determina el alcance del documento e identifica tu proceso. ¿Abarcará una tarea en una cadena de operaciones o todo el procedimiento de una fábrica? Es mejor que cada documento contenga el proceso más pequeño posible.</text:p>
      <text:p text:style-name="Text_20_body">2. Ten en cuenta la audiencia para la que escribes. ¿Qué es lo que ya saben del tema? ¿Dónde y cómo usan el producto? ¿A qué sector demográfico pertenecen?</text:p>
      <text:p text:style-name="Text_20_body">3. Escribe un título y una introducción que describan cuál es el proceso, por qué o cuándo los usuarios deben llevarlo a cabo y cómo se adecúa al panorama general de la organización. Proporciona contexto sobre por qué el proceso es importante.</text:p>
      <text:p text:style-name="Text_20_body">4. Describe a los individuos que estarán involucrados en el proceso y define sus roles. Asegúrate de usar los nombres de sus puestos en lugar de sus nombres individuales.</text:p>
      <text:p text:style-name="Text_20_body">5. Identifica los límites del proceso o los puntos de inicio y finalización.</text:p>
      <text:p text:style-name="Text_20_body">6. Determina los resultados del proceso o qué se está produciendo.</text:p>
      <text:p text:style-name="Text_20_body">7. Determina las entradas del proceso o los recursos necesarios para realizar el proceso.</text:p>
      <text:p text:style-name="Text_20_body">8. Realiza una tormenta de ideas sobre todas las actividades necesarias para completar el proceso. Esta estrategia de preescritura se denomina "listado".</text:p>
      <text:p text:style-name="Text_20_body">9. Organiza los elementos de tu listado en pasos secuenciales. Presta atención a cómo divides los pasos. Las acciones que se realizan juntas de forma lógica deben permanecer juntas. Por lo general, si un paso incluye más de un verbo o la palabra "y", es probable que se deba separar en dos. Limita el número de pasos, usa subtítulos para tareas más largas y reinicia la numeración en cada subtítulo. Usa capas, brinda a los usuarios información adicional en texto menos prominente debajo del paso principal. </text:p>
      <text:p text:style-name="Text_20_body"/>
      <text:p text:style-name="Text_20_body"><text:soft-page-break/>10. Expande tus pasos para asegurarte de que toda la información necesaria esté incluida, como potenciales peligros, consejos o ejemplos sobre la resolución de problemas.</text:p>
      <text:p text:style-name="Text_20_body">11. Crea un gráfico de flujo del proceso para representar visualmente los pasos.</text:p>
      <text:p text:style-name="Text_20_body"><text:span text:style-name="T8">1</text:span>2. Agrega capturas de pantalla o gráficos que ofrezcan más claridad.</text:p>
      <text:p text:style-name="Text_20_body">13. Aplica formato a tu información para que sea fácil de buscar, leer y entender. Usa viñetas, tablas, encabezados, etc. Señala claramente cómo los procesos se conectan unos con otros. Por ejemplo, al final del documento "Organizar el boletín", dirige a los lectores al documento "Editar el boletín".</text:p>
      <text:p text:style-name="Text_20_body">14. Pon a prueba el proceso. Mira cómo alguien más lo usa.</text:p>
      <text:p text:style-name="Text_20_body">15. Pídele a tus colegas que revisen tu documento y aporten comentarios.</text:p>
      <text:p text:style-name="Text_20_body">16. Recuerda que tu documento es un documento vivo y necesitará ser actualizado de forma continua.</text:p>
      <text:h text:style-name="P4" text:outline-level="2">3 herramientas del software </text:h>
      <text:p text:style-name="Subtitle"><text:bookmark text:name="345e"/><text:a xlink:type="simple" xlink:href="https://www.axosoft.com/" office:target-frame-name="_blank" xlink:show="new" text:style-name="Internet_20_link" text:visited-style-name="Visited_20_Internet_20_Link"><text:span text:style-name="Strong_20_Emphasis"><text:span text:style-name="T2">Axosoft</text:span></text:span></text:a></text:p>
      <text:p text:style-name="Text_20_body"><text:span text:style-name="Strong_20_Emphasis"><text:span text:style-name="T6">Axosoft es software scrum para equipos de desarrollo.</text:span></text:span><text:span text:style-name="T6"> Una excelente y ágil solución de software de gestión de proyectos que puede utilizarse para seguir errores. Dispone de una amplia gama de herramientas que todo desarrollador necesita para asegurarse de que ha creado y entregado a tiempo un software que funciona y sin errores. Axosoft ayuda a crear los pasos, programar la entrega, gestionar las versiones y acelerar hasta llegar a la finalización.</text:span></text:p>
      <text:p text:style-name="Text_20_body"><text:span text:style-name="Strong_20_Emphasis"/></text:p>
      <text:p text:style-name="Subtitle"><text:span text:style-name="Strong_20_Emphasis"><text:s/>Asana</text:span></text:p>
      <text:p text:style-name="Text_20_body"><text:span text:style-name="Strong_20_Emphasis"/></text:p>
      <text:p text:style-name="Text_20_body"><text:span text:style-name="Strong_20_Emphasis"><text:span text:style-name="T6">Asana es la forma más sencilla de garantizar que los equipos lleven a cabo su trabajo. Es una herramienta de gestión de tareas que permite a los equipos compartir, planear, organizar y seguir el progreso de las tareas en las que está trabajando cada miembro. Es simple, fácil de utilizar y gratis para equipos de <text:s/>hasta 30 usuarios. Cada equipo puede crear su espacio de trabajo que dispondrá de proyectos y tareas de proyectos; cada tarea puede tener notas, comentarios, archivos adjuntos y etiquetas.</text:span></text:span></text:p>
      <text:p text:style-name="Subtitle"><text:span text:style-name="Strong_20_Emphasis"><text:s/>Binfire</text:span></text:p>
      <text:p text:style-name="Text_20_body"><text:span text:style-name="Strong_20_Emphasis"><text:span text:style-name="T6"/></text:span></text:p>
      <text:p text:style-name="Text_20_body"><text:span text:style-name="Strong_20_Emphasis"><text:span text:style-name="T6">Binfire es otra herramienta de software de gestión de proyectos online, en la que confían equipos tanto tradicionales como distribuidos. Ofrece métodos de colaboración en tiempo real, con funciones como una pizarra interactiva, un tablón de mensajes, cuadros, carpetas de proyectos, marcado de PDF colaborativo, notificaciones instantáneas, actualizaciones de estado y mucho más. En el gestor de tareas puedes encontrar herramientas de gestión de problemas, seguimiento de errores y secciones de colaboración de documentos.</text:span></text:span></text:p>
      <text:p text:style-name="Text_20_body"><text:span text:style-name="Strong_20_Emphasis"><text:span text:style-name="T6"/></text:span></text:p>
      <text:p text:style-name="Text_20_body"><text:span text:style-name="Strong_20_Emphasis"><text:span text:style-name="T6">¡Esperamos que esta lista te haya resultado interesante! En nuestra opinión, estas herramientas son las mejores entre las mejores, y nos ayudan muchísimo en nuestro día a día. Por ello, es muy importante que te familiarices con ellas si quieres trabajar en el mundo de la tecnología. A pesar de que hemos hablado mucho de desarrolladores de software, estas herramientas también las utilizan personas que ocupan todo tipo de posiciones y son clave para una gestión de proyectos exitos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a4626" officeooo:paragraph-rsid="000a4626"/>
    </style:style>
    <style:style style:name="MP2" style:family="paragraph" style:parent-style-name="Footer">
      <style:paragraph-properties fo:text-align="start" style:justify-single-word="false"/>
    </style:style>
    <style:style style:name="MT1" style:family="text">
      <style:text-properties officeooo:rsid="0016026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ristian Adair Ramírez Rodriguez</text:p>
      </style:header>
      <style:footer>
        <text:p text:style-name="MP2"><text:span text:style-name="MT1">Ingeniería de software <text:tab/><text:tab/></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08:57:20.016825465</meta:creation-date>
    <dc:date>2021-10-28T16:00:06.694445699</dc:date>
    <meta:editing-duration>PT18M8S</meta:editing-duration>
    <meta:editing-cycles>1</meta:editing-cycles>
    <meta:document-statistic meta:table-count="0" meta:image-count="0" meta:object-count="0" meta:page-count="4" meta:paragraph-count="45" meta:word-count="1184" meta:character-count="7412" meta:non-whitespace-character-count="6223"/>
    <meta:generator>LibreOffice/6.4.4.2$Linux_X86_64 LibreOffice_project/40$Build-2</meta:generator>
  </office:meta>
</office:document-meta>
</file>